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0cm"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style:min-row-height="0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26678d"/>
    </style:style>
    <style:style style:name="P19" style:family="paragraph" style:parent-style-name="Standard">
      <style:paragraph-properties fo:break-before="page"/>
      <style:text-properties officeooo:paragraph-rsid="0026678d"/>
    </style:style>
    <style:style style:name="P20" style:family="paragraph" style:parent-style-name="Standard">
      <style:text-properties officeooo:rsid="0021cccc" officeooo:paragraph-rsid="0021c92f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02b5" officeooo:paragraph-rsid="001602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02b5" officeooo:paragraph-rsid="00308b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02b5" officeooo:paragraph-rsid="003138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ee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604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ee88" officeooo:paragraph-rsid="000cee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0d07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0e53e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0198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283fa" officeooo:paragraph-rsid="003283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33343" officeooo:paragraph-rsid="003333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13800"/>
    </style:style>
    <style:style style:name="T8" style:family="text">
      <style:text-properties officeooo:rsid="0031d4b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4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16">MC</text:p>
          </table:table-cell>
          <table:table-cell table:style-name="Tableau1.A1" office:value-type="string">
            <text:p text:style-name="P16">COMP</text:p>
          </table:table-cell>
          <table:table-cell table:style-name="Tableau1.A1" office:value-type="string">
            <text:p text:style-name="P17">MOT</text:p>
          </table:table-cell>
          <table:table-cell table:style-name="Tableau1.A1" office:value-type="string">
            <text:p text:style-name="P17">E1</text:p>
          </table:table-cell>
          <table:table-cell table:style-name="Tableau1.A1" office:value-type="string">
            <text:p text:style-name="P16"><text:span text:style-name="T4">E</text:span>2</text:p>
          </table:table-cell>
          <table:table-cell table:style-name="Tableau1.A1" office:value-type="string">
            <text:p text:style-name="P16"><text:span text:style-name="T4">E</text:span>3</text:p>
          </table:table-cell>
          <table:table-cell table:style-name="Tableau1.A1" office:value-type="string">
            <text:p text:style-name="P16">M<text:span text:style-name="T4">OY</text:span></text:p>
          </table:table-cell>
          <table:table-cell table:style-name="Tableau1.J1" office:value-type="string">
            <text:p text:style-name="P16">Observations</text:p>
          </table:table-cell>
        </table:table-row>
        <table:table-row table:style-name="Tableau1.2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31">ABDALLAH ADA Iyas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J2" office:value-type="string">
            <text:p text:style-name="P21"/>
          </table:table-cell>
        </table:table-row>
        <table:table-row table:style-name="Tableau1.2">
          <table:table-cell table:style-name="Tableau1.A3" table:formula="ooow:&lt;A2&gt;+1" office:value-type="float" office:value="2">
            <text:p text:style-name="P24">2</text:p>
          </table:table-cell>
          <table:table-cell table:style-name="Tableau1.A2" office:value-type="string">
            <text:p text:style-name="P32">ABDOU Béatrice</text:p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3&gt;+1" office:value-type="float" office:value="3">
            <text:p text:style-name="P24">3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3"/>
          </table:table-cell>
        </table:table-row>
        <table:table-row table:style-name="Tableau1.2">
          <table:table-cell table:style-name="Tableau1.A3" table:formula="ooow:&lt;A4&gt;+1" office:value-type="float" office:value="4">
            <text:p text:style-name="P24">4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5&gt;+1" office:value-type="float" office:value="5">
            <text:p text:style-name="P24">5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6&gt;+1" office:value-type="float" office:value="6">
            <text:p text:style-name="P24">6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7&gt;+1" office:value-type="float" office:value="7">
            <text:p text:style-name="P24">7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8&gt;+1" office:value-type="float" office:value="8">
            <text:p text:style-name="P24">8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9&gt;+1" office:value-type="float" office:value="9">
            <text:p text:style-name="P24">9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0&gt;+1" office:value-type="float" office:value="10">
            <text:p text:style-name="P24">10</text:p>
          </table:table-cell>
          <table:table-cell table:style-name="Tableau1.A2" office:value-type="string">
            <text:p text:style-name="P28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1&gt;+1" office:value-type="float" office:value="11">
            <text:p text:style-name="P24">11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2&gt;+1" office:value-type="float" office:value="12">
            <text:p text:style-name="P24">12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3&gt;+1" office:value-type="float" office:value="13">
            <text:p text:style-name="P24">13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4&gt;+1" office:value-type="float" office:value="14">
            <text:p text:style-name="P24">14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5&gt;+1" office:value-type="float" office:value="15">
            <text:p text:style-name="P24">15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6&gt;+1" office:value-type="float" office:value="16">
            <text:p text:style-name="P24">16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7&gt;+1" office:value-type="float" office:value="17">
            <text:p text:style-name="P24">17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8&gt;+1" office:value-type="float" office:value="18">
            <text:p text:style-name="P24">18</text:p>
          </table:table-cell>
          <table:table-cell table:style-name="Tableau1.A2" office:value-type="string">
            <text:p text:style-name="P29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19&gt;+1" office:value-type="float" office:value="19">
            <text:p text:style-name="P24">19</text:p>
          </table:table-cell>
          <table:table-cell table:style-name="Tableau1.A2" office:value-type="string">
            <text:p text:style-name="P30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20&gt;+1" office:value-type="float" office:value="20">
            <text:p text:style-name="P24">20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21&gt;+1" office:value-type="float" office:value="21">
            <text:p text:style-name="P24">21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22&gt;+1" office:value-type="float" office:value="22">
            <text:p text:style-name="P24">22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23&gt;+1" office:value-type="float" office:value="23">
            <text:p text:style-name="P24">23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">
          <table:table-cell table:style-name="Tableau1.A3" table:formula="ooow:&lt;A24&gt;+1" office:value-type="float" office:value="24">
            <text:p text:style-name="P24">24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24">25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31d4b4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3"><text:page-number text:select-page="current">1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3T11:36:43.724502140</dc:date>
    <meta:editing-duration>PT1H20M54S</meta:editing-duration>
    <meta:editing-cycles>40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8" meta:word-count="46" meta:character-count="154" meta:non-whitespace-character-count="144"/>
  </office:meta>
</office:document-meta>
</file>